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7b7" officeooo:paragraph-rsid="000407b7"/>
    </style:style>
    <style:style style:name="P2" style:family="paragraph" style:parent-style-name="Standard">
      <style:text-properties officeooo:paragraph-rsid="000407b7"/>
    </style:style>
    <style:style style:name="P3" style:family="paragraph" style:parent-style-name="Standard">
      <style:text-properties officeooo:rsid="0004c315" officeooo:paragraph-rsid="0004c315"/>
    </style:style>
    <style:style style:name="P4" style:family="paragraph" style:parent-style-name="Standard">
      <style:text-properties officeooo:rsid="00058250" officeooo:paragraph-rsid="0005825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77bc" officeooo:paragraph-rsid="000777bc" style:font-weight-asian="bold" style:font-weight-complex="bold"/>
    </style:style>
    <style:style style:name="P6" style:family="paragraph" style:parent-style-name="Standard">
      <style:text-properties officeooo:rsid="000407b7" officeooo:paragraph-rsid="000407b7"/>
    </style:style>
    <style:style style:name="P7" style:family="paragraph" style:parent-style-name="Standard">
      <style:text-properties officeooo:rsid="00058250" officeooo:paragraph-rsid="00058250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08e8ed" officeooo:paragraph-rsid="0008e8e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8e8ed" officeooo:paragraph-rsid="0008e8e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8e8ed" officeooo:paragraph-rsid="0008e8ed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weight="normal" officeooo:rsid="0008e8ed" officeooo:paragraph-rsid="0008e8ed" style:font-weight-asian="normal" style:font-weight-complex="normal"/>
    </style:style>
    <style:style style:name="T1" style:family="text">
      <style:text-properties fo:font-weight="bold" officeooo:rsid="000777bc" style:font-weight-asian="bold" style:font-weight-complex="bold"/>
    </style:style>
    <style:style style:name="T2" style:family="text">
      <style:text-properties officeooo:rsid="000aad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/>
      <text:p text:style-name="P1">1.</text:p>
      <text:p text:style-name="P2">george@george-VirtualBox:~$ sudo adduser ansible --home /home/ansible</text:p>
      <text:p text:style-name="Standard">[sudo] password for george: </text:p>
      <text:p text:style-name="Standard">info: Adding user `ansible' ...</text:p>
      <text:p text:style-name="Standard">info: Selecting UID/GID from range 1000 to 59999 ...</text:p>
      <text:p text:style-name="Standard">info: Adding new group `ansible' (1001) ...</text:p>
      <text:p text:style-name="Standard">info: Adding new user `ansible' (1001) with group `ansible (1001)' ...</text:p>
      <text:p text:style-name="Standard">info: Creating home directory `/home/ansible' ...</text:p>
      <text:p text:style-name="Standard">info: Copying files from `/etc/skel' ...</text:p>
      <text:p text:style-name="Standard">New password: </text:p>
      <text:p text:style-name="Standard">Retype new password: </text:p>
      <text:p text:style-name="Standard">passwd: password updated successfully</text:p>
      <text:p text:style-name="Standard">Changing the user information for ansible</text:p>
      <text:p text:style-name="Standard">Enter the new value, or press ENTER for the default</text:p>
      <text:p text:style-name="Standard"><text:tab/>Full Name []: Task1 <text:s text:c="23"/></text:p>
      <text:p text:style-name="Standard"><text:tab/>Room Number []: </text:p>
      <text:p text:style-name="Standard"><text:tab/>Work Phone []: </text:p>
      <text:p text:style-name="Standard"><text:tab/>Home Phone []: </text:p>
      <text:p text:style-name="Standard"><text:tab/>Other []: </text:p>
      <text:p text:style-name="Standard">Is the information correct? [Y/n] Y</text:p>
      <text:p text:style-name="Standard">info: Adding new user `ansible' to supplemental / extra groups `users' ...</text:p>
      <text:p text:style-name="Standard">info: Adding user `ansible' to group `users' …</text:p>
      <text:p text:style-name="Standard"/>
      <text:p text:style-name="Standard"/>
      <text:p text:style-name="Standard"/>
      <text:p text:style-name="P1">2.</text:p>
      <text:p text:style-name="P1">george@george-VirtualBox:~$ sudo passwd ansible</text:p>
      <text:p text:style-name="P1">New password: </text:p>
      <text:p text:style-name="P1">Retype new password: </text:p>
      <text:p text:style-name="P1">passwd: password updated successfully</text:p>
      <text:p text:style-name="P1"/>
      <text:p text:style-name="P1">3.eorge@george-VirtualBox:~$ sudo -i</text:p>
      <text:p text:style-name="P1">root@george-VirtualBox:~# sudo passwd</text:p>
      <text:p text:style-name="P1">New password: </text:p>
      <text:p text:style-name="P1">Retype new password: </text:p>
      <text:p text:style-name="P1">passwd: password updated successfully</text:p>
      <text:p text:style-name="P1">root@george-VirtualBox:~# </text:p>
      <text:p text:style-name="P1"/>
      <text:p text:style-name="P1">4.root@george-VirtualBox:~# sudo groupadd wheel</text:p>
      <text:p text:style-name="P1">root@george-VirtualBox:~# cat /etc/group</text:p>
      <text:p text:style-name="P1">root:x:0:</text:p>
      <text:p text:style-name="P1">daemon:x:1:</text:p>
      <text:p text:style-name="P1">bin:x:2:</text:p>
      <text:p text:style-name="P1">sys:x:3:</text:p>
      <text:p text:style-name="P1">adm:x:4:syslog,george</text:p>
      <text:p text:style-name="P1">tty:x:5:</text:p>
      <text:p text:style-name="P1">disk:x:6:</text:p>
      <text:p text:style-name="P1">lp:x:7:</text:p>
      <text:p text:style-name="P1">mail:x:8:</text:p>
      <text:p text:style-name="P1">news:x:9:<text:span text:style-name="T1"/></text:p>
      <text:p text:style-name="P1"><text:soft-page-break/>uucp:x:10:</text:p>
      <text:p text:style-name="P1">man:x:12:</text:p>
      <text:p text:style-name="P1">proxy:x:13:</text:p>
      <text:p text:style-name="P1">kmem:x:15:</text:p>
      <text:p text:style-name="P1">dialout:x:20:</text:p>
      <text:p text:style-name="P1">fax:x:21:</text:p>
      <text:p text:style-name="P1">voice:x:22:</text:p>
      <text:p text:style-name="P1">cdrom:x:24:george</text:p>
      <text:p text:style-name="P1">floppy:x:25:</text:p>
      <text:p text:style-name="P1">tape:x:26:</text:p>
      <text:p text:style-name="P1">sudo:x:27:george</text:p>
      <text:p text:style-name="P1">audio:x:29:</text:p>
      <text:p text:style-name="P1">dip:x:30:george</text:p>
      <text:p text:style-name="P1">www-data:x:33:</text:p>
      <text:p text:style-name="P1">backup:x:34:</text:p>
      <text:p text:style-name="P1">operator:x:37:</text:p>
      <text:p text:style-name="P1">list:x:38:</text:p>
      <text:p text:style-name="P1">irc:x:39:</text:p>
      <text:p text:style-name="P1">src:x:40:</text:p>
      <text:p text:style-name="P1">shadow:x:42:</text:p>
      <text:p text:style-name="P1">utmp:x:43:</text:p>
      <text:p text:style-name="P1">video:x:44:</text:p>
      <text:p text:style-name="P1">sasl:x:45:</text:p>
      <text:p text:style-name="P1">plugdev:x:46:george</text:p>
      <text:p text:style-name="P1">staff:x:50:</text:p>
      <text:p text:style-name="P1">games:x:60:</text:p>
      <text:p text:style-name="P1">users:x:100:george,ansible</text:p>
      <text:p text:style-name="P1">nogroup:x:65534:</text:p>
      <text:p text:style-name="P1">systemd-journal:x:999:</text:p>
      <text:p text:style-name="P1">systemd-network:x:998:</text:p>
      <text:p text:style-name="P1">crontab:x:997:</text:p>
      <text:p text:style-name="P1">systemd-timesync:x:996:</text:p>
      <text:p text:style-name="P1">input:x:995:</text:p>
      <text:p text:style-name="P1">sgx:x:994:</text:p>
      <text:p text:style-name="P1">kvm:x:993:</text:p>
      <text:p text:style-name="P1">render:x:992:</text:p>
      <text:p text:style-name="P1">messagebus:x:101:</text:p>
      <text:p text:style-name="P1">syslog:x:102:</text:p>
      <text:p text:style-name="P1">systemd-resolve:x:991:</text:p>
      <text:p text:style-name="P1">uuidd:x:103:</text:p>
      <text:p text:style-name="P1">_ssh:x:104:</text:p>
      <text:p text:style-name="P1">tss:x:105:</text:p>
      <text:p text:style-name="P1">ssl-cert:x:106:xrdp</text:p>
      <text:p text:style-name="P1">systemd-oom:x:990:</text:p>
      <text:p text:style-name="P1">bluetooth:x:107:</text:p>
      <text:p text:style-name="P1">rdma:x:108:</text:p>
      <text:p text:style-name="P1">whoopsie:x:109:</text:p>
      <text:p text:style-name="P1">netdev:x:110:</text:p>
      <text:p text:style-name="P1">avahi:x:111:</text:p>
      <text:p text:style-name="P1">tcpdump:x:112:</text:p>
      <text:p text:style-name="P1">sssd:x:113:</text:p>
      <text:p text:style-name="P1">lpadmin:x:114:george<text:span text:style-name="T1"/></text:p>
      <text:p text:style-name="P1"><text:soft-page-break/>fwupd-refresh:x:989:</text:p>
      <text:p text:style-name="P1">scanner:x:115:saned</text:p>
      <text:p text:style-name="P1">saned:x:116:</text:p>
      <text:p text:style-name="P1">geoclue:x:117:</text:p>
      <text:p text:style-name="P1">pipewire:x:118:</text:p>
      <text:p text:style-name="P1">gnome-remote-desktop:x:988:</text:p>
      <text:p text:style-name="P1">polkitd:x:987:</text:p>
      <text:p text:style-name="P1">rtkit:x:119:</text:p>
      <text:p text:style-name="P1">colord:x:120:</text:p>
      <text:p text:style-name="P1">gdm:x:121:</text:p>
      <text:p text:style-name="P1">nm-openvpn:x:122:</text:p>
      <text:p text:style-name="P1">lxd:x:123:</text:p>
      <text:p text:style-name="P1">gamemode:x:986:</text:p>
      <text:p text:style-name="P1">gnome-initial-setup:x:985:</text:p>
      <text:p text:style-name="P1">george:x:1000:</text:p>
      <text:p text:style-name="P1">newgroup:x:1002:</text:p>
      <text:p text:style-name="P1">xrdp:x:124:</text:p>
      <text:p text:style-name="P1">ansible:x:1001:</text:p>
      <text:p text:style-name="P1">wheel:x:1003:</text:p>
      <text:p text:style-name="P1">root@george-VirtualBox:~# </text:p>
      <text:p text:style-name="P1"/>
      <text:p text:style-name="P1">5.</text:p>
      <text:p text:style-name="P1">root@george-VirtualBox:~# sudo mkdir /admin</text:p>
      <text:p text:style-name="P1">root@george-VirtualBox:~# </text:p>
      <text:p text:style-name="P1"/>
      <text:p text:style-name="P1">6.root@george-VirtualBox:~# sudo mkdir /admin</text:p>
      <text:p text:style-name="P1">root@george-VirtualBox:~# sudo chown ansible:wheel /admin</text:p>
      <text:p text:style-name="P1">root@george-VirtualBox:~# </text:p>
      <text:p text:style-name="P3"/>
      <text:p text:style-name="P3"/>
      <text:p text:style-name="P3">7.</text:p>
      <text:p text:style-name="P3">root@george-VirtualBox:~# sudo chmod 640 /admin</text:p>
      <text:p text:style-name="P3">root@george-VirtualBox:~# ls -id /admin</text:p>
      <text:p text:style-name="P3">393219 /admin</text:p>
      <text:p text:style-name="P3">root@george-VirtualBox:~# </text:p>
      <text:p text:style-name="P3"/>
      <text:p text:style-name="P3"/>
      <text:p text:style-name="P4">SSH</text:p>
      <text:p text:style-name="P4"><text:span text:style-name="T2">g</text:span>eorge@george-VirtualBox:~$ ssh localhost</text:p>
      <text:p text:style-name="P4">The authenticity of host 'localhost (127.0.0.1)' can't be established.</text:p>
      <text:p text:style-name="P4">ED25519 key fingerprint is SHA256:mt8NlQ4NcbfEIg0nsjG8YwkFc1/RT/s03kYXf9MWRyY.</text:p>
      <text:p text:style-name="P4">This key is not known by any other names.</text:p>
      <text:p text:style-name="P4">Are you sure you want to continue connecting (yes/no/[fingerprint])? yes</text:p>
      <text:p text:style-name="P4">Warning: Permanently added 'localhost' (ED25519) to the list of known hosts.</text:p>
      <text:p text:style-name="P4">george@localhost's password: </text:p>
      <text:p text:style-name="P4">Permission denied, please try again.</text:p>
      <text:p text:style-name="P4">george@localhost's password: </text:p>
      <text:p text:style-name="P4">Welcome to Ubuntu 24.04.1 LTS (GNU/Linux 6.8.0-45-generic x86_64)</text:p>
      <text:p text:style-name="P4"/>
      <text:p text:style-name="P4"><text:s/>* Documentation: <text:s/>https://help.ubuntu.com</text:p>
      <text:p text:style-name="P4"><text:s/>* Management: <text:s text:c="4"/>https://landscape.canonical.com</text:p>
      <text:p text:style-name="P4"><text:s/>* Support: <text:s text:c="7"/>https://ubuntu.com/pro</text:p>
      <text:p text:style-name="P4"><text:soft-page-break/></text:p>
      <text:p text:style-name="P4">Expanded Security Maintenance for Applications is not enabled.</text:p>
      <text:p text:style-name="P4"/>
      <text:p text:style-name="P4">0 updates can be applied immediately.</text:p>
      <text:p text:style-name="P4"/>
      <text:p text:style-name="P4">Enable ESM Apps to receive additional future security updates.</text:p>
      <text:p text:style-name="P4">See https://ubuntu.com/esm or run: sudo pro status</text:p>
      <text:p text:style-name="P4"/>
      <text:p text:style-name="P4"/>
      <text:p text:style-name="P4">The programs included with the Ubuntu system are free software;</text:p>
      <text:p text:style-name="P4">the exact distribution terms for each program are described in the</text:p>
      <text:p text:style-name="P4">individual files in /usr/share/doc/*/copyright.</text:p>
      <text:p text:style-name="P4"/>
      <text:p text:style-name="P4">Ubuntu comes with ABSOLUTELY NO WARRANTY, to the extent permitted by</text:p>
      <text:p text:style-name="P4">applicable law.</text:p>
      <text:p text:style-name="P4"/>
      <text:p text:style-name="P4"/>
      <text:p text:style-name="P8">Variant 13</text:p>
      <text:p text:style-name="P9"/>
      <text:p text:style-name="P10">1.</text:p>
      <text:p text:style-name="P10">george@george-VirtualBox:~$ find ~ -type f -mtime -1</text:p>
      <text:p text:style-name="P10">/home/george/snap/snapd-desktop-integration/247/.last_revision</text:p>
      <text:p text:style-name="P10">/home/george/snap/snapd-desktop-integration/247/.config/user-dirs.locale.md5sum</text:p>
      <text:p text:style-name="P10">/home/george/snap/snapd-desktop-integration/247/.config/user-dirs.dirs</text:p>
      <text:p text:style-name="P10">/home/george/snap/snapd-desktop-integration/247/.config/fontconfig/fonts.conf</text:p>
      <text:p text:style-name="P10">/home/george/snap/snapd-desktop-integration/247/.config/user-dirs.dirs.md5sum</text:p>
      <text:p text:style-name="P10">/home/george/snap/snapd-desktop-integration/common/.cache/fontconfig/ab71693f5e4a416c5317dc2f94d5994b-le64.cache-7</text:p>
      <text:p text:style-name="P10">/home/george/snap/snapd-desktop-integration/common/.cache/fontconfig/e340e86d8de39c251101143c90376052-le64.cache-7</text:p>
      <text:p text:style-name="P10">/home/george/snap/snapd-desktop-integration/common/.cache/fontconfig/6dd47af9358ace02a0cb8fcf1a1ea676-le64.cache-7</text:p>
      <text:p text:style-name="P10">/home/george/snap/snapd-desktop-integration/common/.cache/fontconfig/f812299edfe082ede2159d0aafeb3cd7-le64.cache-7</text:p>
      <text:p text:style-name="P10">/home/george/snap/snapd-desktop-integration/common/.cache/immodules/immodules.cache</text:p>
      <text:p text:style-name="P10">/home/george/snap/snapd-desktop-integration/common/.cache/gio-modules/giomodule.cache</text:p>
      <text:p text:style-name="P10">/home/george/snap/snapd-desktop-integration/common/.cache/gdk-pixbuf-loaders.cache</text:p>
      <text:p text:style-name="P10">/home/george/.cache/mesa_shader_cache/cf/c01137b6cf10be083b66a6557d1a7978403e47</text:p>
      <text:p text:style-name="P10">/home/george/.cache/mesa_shader_cache/a6/491b7b5d1d3d87d12dce35db47ea246dc64ce0</text:p>
      <text:p text:style-name="P10">/home/george/.cache/mesa_shader_cache/12/5412b308ea68423dbbb9924ab5775655b9be0b</text:p>
      <text:p text:style-name="P10">/home/george/.cache/mesa_shader_cache/9d/e256e2d1b1733726ae7b2b6e8f4b998396c46d</text:p>
      <text:p text:style-name="P10">/home/george/.cache/mesa_shader_cache/a4/43c460486022cb25f02ab92ac48b993777d9cd</text:p>
      <text:p text:style-name="P10">/home/george/.cache/mesa_shader_cache/30/ab986165ed95e9af5c432806b1e3b830ccee24</text:p>
      <text:p text:style-name="P10">/home/george/.cache/mesa_shader_cache/index</text:p>
      <text:p text:style-name="P10">/home/george/.cache/mesa_shader_cache/cd/2402dd9ef5e0a1d2019b7d0c3f76a3948e3873</text:p>
      <text:p text:style-name="P10">/home/george/.cache/mesa_shader_cache/4f/ca18bb0520fe12576f1ae0d0d4d689b2f2d4ec</text:p>
      <text:p text:style-name="P10">/home/george/.cache/mesa_shader_cache/2a/368bd7e22c4d4237a9c73e1b952e942aedf4a0</text:p>
      <text:p text:style-name="P10">/home/george/.cache/mesa_shader_cache/5f/04cb54f246f8ad822c7a4997197e1f0bb4f5ea</text:p>
      <text:p text:style-name="P10">/home/george/.cache/mesa_shader_cache/78/f7661d7e3f63683b8553a5e6f3cb30b08dd180</text:p>
      <text:p text:style-name="P10">/home/george/.cache/mesa_shader_cache/50/21b88299d5ccb6240dcdc0cb13501114a68a0a</text:p>
      <text:p text:style-name="P10">/home/george/.cache/mesa_shader_cache/a1/27039f3cc6632b1d47e08861bc35325bc862df</text:p>
      <text:p text:style-name="P10">/home/george/.cache/mesa_shader_cache/7f/2a9a6b736fcd8eb03ebeb3e30a138e07368172</text:p>
      <text:p text:style-name="P10">/home/george/.cache/mesa_shader_cache/bf/41df29aa30adea48bc7338d8691c9b6adbc65f</text:p>
      <text:p text:style-name="P10">/home/george/.cache/tracker3/files/http%3A%2F%2Ftracker.api.gnome.org%2Fontology%2Fv3%2Ftracker%23Video.db-shm</text:p>
      <text:p text:style-name="P10">/home/george/.cache/tracker3/files/last-crawl.txt</text:p>
      <text:p text:style-name="P10">/home/george/.cache/tracker3/files/http%3A%2F%2Ftracker.api.gnome.org%2Fontology%2Fv3%2Ftracker%23Pictures.db-wal</text:p>
      <text:p text:style-name="P10">/home/george/.cache/tracker3/files/meta.db-shm</text:p>
      <text:p text:style-name="P10">/home/george/.cache/tracker3/files/http%3A%2F%2Ftracker.api.gnome.org%2Fontology%2Fv3%2Ftracker%23Audio.db-shm</text:p>
      <text:p text:style-name="P10">/home/george/.cache/tracker3/files/meta.db-wal</text:p>
      <text:p text:style-name="P10">/home/george/.cache/tracker3/files/http%3A%2F%2Ftracker.api.gnome.org%2Fontology%2Fv3%2Ftracker%23Documents.db-wal</text:p>
      <text:p text:style-name="P10">/home/george/.cache/tracker3/files/http%3A%2F%2Ftracker.api.gnome.org%2Fontology%2Fv3%2Ftracker%23FileSystem.db-shm</text:p>
      <text:p text:style-name="P10">/home/george/.cache/tracker3/files/http%3A%2F%2Ftracker.api.gnome.org%2Fontology%2Fv3%2Ftracker%23Software.db-wal</text:p>
      <text:p text:style-name="P10"><text:soft-page-break/>/home/george/.cache/tracker3/files/http%3A%2F%2Ftracker.api.gnome.org%2Fontology%2Fv3%2Ftracker%23FileSystem.db-wal</text:p>
      <text:p text:style-name="P10">/home/george/.cache/tracker3/files/http%3A%2F%2Ftracker.api.gnome.org%2Fontology%2Fv3%2Ftracker%23Video.db-wal</text:p>
      <text:p text:style-name="P10">/home/george/.cache/tracker3/files/http%3A%2F%2Ftracker.api.gnome.org%2Fontology%2Fv3%2Ftracker%23Audio.db-wal</text:p>
      <text:p text:style-name="P10">/home/george/.cache/tracker3/files/http%3A%2F%2Ftracker.api.gnome.org%2Fontology%2Fv3%2Ftracker%23Documents.db-shm</text:p>
      <text:p text:style-name="P10">/home/george/.cache/tracker3/files/http%3A%2F%2Ftracker.api.gnome.org%2Fontology%2Fv3%2Ftracker%23Software.db-shm</text:p>
      <text:p text:style-name="P10">/home/george/.cache/tracker3/files/http%3A%2F%2Ftracker.api.gnome.org%2Fontology%2Fv3%2Ftracker%23Pictures.db-shm</text:p>
      <text:p text:style-name="P10">/home/george/Documents/Praktika 1.odt</text:p>
      <text:p text:style-name="P10">/home/george/.config/gtk-3.0/bookmarks</text:p>
      <text:p text:style-name="P10">/home/george/.config/ibus/bus/91fda06230bd4d6ca32aee83303d53ed-unix-0</text:p>
      <text:p text:style-name="P10">/home/george/.config/ibus/bus/91fda06230bd4d6ca32aee83303d53ed-unix-wayland-0</text:p>
      <text:p text:style-name="P10">/home/george/.config/libreoffice/4/user/registrymodifications.xcu</text:p>
      <text:p text:style-name="P10">/home/george/.config/libreoffice/4/user/backup/Praktika 1.odt.bak</text:p>
      <text:p text:style-name="P10">/home/george/.config/libreoffice/4/user/pack/registrymodifications.pack</text:p>
      <text:p text:style-name="P10">/home/george/.config/libreoffice/4/user/pack/database/biblio/biblio.pack</text:p>
      <text:p text:style-name="P10">/home/george/.config/libreoffice/4/user/extensions/shared/lastsynchronized</text:p>
      <text:p text:style-name="P10">/home/george/.config/libreoffice/4/user/extensions/bundled/lastsynchronized</text:p>
      <text:p text:style-name="P10">/home/george/.config/dconf/user</text:p>
      <text:p text:style-name="P10">/home/george/.local/state/wireplumber/restore-stream</text:p>
      <text:p text:style-name="P10">/home/george/.local/share/recently-used.xbel</text:p>
      <text:p text:style-name="P10">/home/george/.local/share/nautilus/tags/meta.db-shm</text:p>
      <text:p text:style-name="P10">/home/george/.local/share/nautilus/tags/meta.db-wal</text:p>
      <text:p text:style-name="P10">/home/george/.local/share/evolution/addressbook/system/contacts.db</text:p>
      <text:p text:style-name="P10"/>
      <text:p text:style-name="P10">2.</text:p>
      <text:p text:style-name="P10">george@george-VirtualBox:~$ ls -a ~ | grep '^\.'</text:p>
      <text:p text:style-name="P10">.</text:p>
      <text:p text:style-name="P10">..</text:p>
      <text:p text:style-name="P10">.bash_history</text:p>
      <text:p text:style-name="P10">.bash_logout</text:p>
      <text:p text:style-name="P10">.bashrc</text:p>
      <text:p text:style-name="P10">.cache</text:p>
      <text:p text:style-name="P10">.config</text:p>
      <text:p text:style-name="P10">.gnupg</text:p>
      <text:p text:style-name="P10">.local</text:p>
      <text:p text:style-name="P10">.pcsc10</text:p>
      <text:p text:style-name="P10">.profile</text:p>
      <text:p text:style-name="P10">.ssh</text:p>
      <text:p text:style-name="P10">.sudo_as_admin_successful</text:p>
      <text:p text:style-name="P10">.Xauthority</text:p>
      <text:p text:style-name="P10">.xorgxrdp.10.log</text:p>
      <text:p text:style-name="P10">.xorgxrdp.10.log.old</text:p>
      <text:p text:style-name="P10">.xsession-errors</text:p>
      <text:p text:style-name="P10"/>
      <text:p text:style-name="P10"/>
      <text:p text:style-name="P10"/>
      <text:p text:style-name="P11">3.</text:p>
      <text:p text:style-name="P10">george@george-VirtualBox:~$ cd ~</text:p>
      <text:p text:style-name="P10">george@george-VirtualBox:~$ touch tudo.txt</text:p>
      <text:p text:style-name="P10">george@george-VirtualBox:~$ nano todo.txt</text:p>
      <text:p text:style-name="P10">george@george-VirtualBox:~$ ln todo.txt todo_link.txt</text:p>
      <text:p text:style-name="P10">george@george-VirtualBox:~$ ls -l</text:p>
      <text:p text:style-name="P10">total 48</text:p>
      <text:p text:style-name="P10">drwxr-xr-x 2 george george 4096 Oct <text:s/>1 18:06 Desktop</text:p>
      <text:p text:style-name="P10">drwxr-xr-x 2 george george 4096 Oct <text:s/>7 14:41 Documents</text:p>
      <text:p text:style-name="P10">drwxr-xr-x 3 george george 4096 Oct <text:s/>1 20:54 Downloads</text:p>
      <text:p text:style-name="P10">drwxr-xr-x 2 george george 4096 Oct <text:s/>1 18:06 Music</text:p>
      <text:p text:style-name="P10">drwxr-xr-x 2 george george 4096 Oct <text:s/>1 18:06 Pictures</text:p>
      <text:p text:style-name="P10">drwxr-xr-x 2 george george 4096 Oct <text:s/>1 18:06 Public</text:p>
      <text:p text:style-name="P10">drwx------ 7 george george 4096 Oct <text:s/>1 21:00 snap</text:p>
      <text:p text:style-name="P10">drwxr-xr-x 2 george george 4096 Oct <text:s/>1 18:06 Templates</text:p>
      <text:p text:style-name="P10">drwxrwxr-t 2 george george 4096 Oct <text:s/>1 20:22 thinclient_drives</text:p>
      <text:p text:style-name="P10">-rw-rw-r-- 2 george george <text:s text:c="2"/>21 Oct <text:s/>7 14:50 todo_link.txt</text:p>
      <text:p text:style-name="P10">-rw-rw-r-- 2 george george <text:s text:c="2"/>21 Oct <text:s/>7 14:50 todo.txt</text:p>
      <text:p text:style-name="P10">-rw-rw-r-- 1 george george <text:s text:c="3"/>0 Oct <text:s/>7 14:49 tudo.txt</text:p>
      <text:p text:style-name="P10">drwxr-xr-x 2 george george 4096 Oct <text:s/>1 18:06 Vide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0:26:41.790758311</meta:creation-date>
    <dc:date>2024-10-07T15:02:23.654287471</dc:date>
    <meta:editing-duration>PT23M13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7" meta:paragraph-count="252" meta:word-count="644" meta:character-count="9695" meta:non-whitespace-character-count="9222"/>
  </office:meta>
</office:document-meta>
</file>